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4792in" style:rel-column-width="13993*"/>
    </style:style>
    <style:style style:name="Таблица1.B" style:family="table-column">
      <style:table-column-properties style:column-width="5.4479in" style:rel-column-width="51542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9271in" fo:margin-left="0in" fo:margin-right="-0.0021in" table:align="margins"/>
    </style:style>
    <style:style style:name="Таблица2.A" style:family="table-column">
      <style:table-column-properties style:column-width="1.4792in" style:rel-column-width="13993*"/>
    </style:style>
    <style:style style:name="Таблица2.B" style:family="table-column">
      <style:table-column-properties style:column-width="5.4479in" style:rel-column-width="51542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9271in" fo:margin-left="0in" fo:margin-right="-0.0021in" table:align="margins"/>
    </style:style>
    <style:style style:name="Таблица3.A" style:family="table-column">
      <style:table-column-properties style:column-width="1.4792in" style:rel-column-width="13993*"/>
    </style:style>
    <style:style style:name="Таблица3.B" style:family="table-column">
      <style:table-column-properties style:column-width="5.4479in" style:rel-column-width="51542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9271in" fo:margin-left="0in" fo:margin-right="-0.0021in" table:align="margins"/>
    </style:style>
    <style:style style:name="Таблица4.A" style:family="table-column">
      <style:table-column-properties style:column-width="1.4792in" style:rel-column-width="13993*"/>
    </style:style>
    <style:style style:name="Таблица4.B" style:family="table-column">
      <style:table-column-properties style:column-width="5.4479in" style:rel-column-width="51542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language="ru" fo:country="RU"/>
    </style:style>
    <style:style style:name="P3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language="ru" fo:country="RU"/>
    </style:style>
    <style:style style:name="P12" style:family="paragraph" style:parent-style-name="Table_20_Contents" style:list-style-name="L1">
      <style:paragraph-properties fo:text-align="start" style:justify-single-word="false"/>
      <style:text-properties fo:language="ru" fo:country="RU"/>
    </style:style>
    <style:style style:name="P13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14" style:family="paragraph" style:parent-style-name="Table_20_Contents" style:list-style-name="L3">
      <style:paragraph-properties fo:text-align="start" style:justify-single-word="false"/>
      <style:text-properties fo:language="ru" fo:country="RU"/>
    </style:style>
    <style:style style:name="P15" style:family="paragraph" style:parent-style-name="Table_20_Contents" style:list-style-name="L4">
      <style:paragraph-properties fo:text-align="start" style:justify-single-word="false"/>
      <style:text-properties fo:language="ru" fo:country="RU"/>
    </style:style>
    <style:style style:name="P16" style:family="paragraph" style:parent-style-name="Table_20_Contents" style:list-style-name="L5">
      <style:paragraph-properties fo:text-align="start" style:justify-single-word="false"/>
      <style:text-properties fo:language="ru" fo:country="RU"/>
    </style:style>
    <style:style style:name="P17" style:family="paragraph" style:parent-style-name="Table_20_Contents" style:list-style-name="L6">
      <style:paragraph-properties fo:text-align="start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. Работа с личным кабинетом пользователя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p text:style-name="P3">Аутентификация пользователя с использванием логина и пароля</text:p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2">НР-2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2">Получения доступа к системе в рамках определенной роли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2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2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2">Открыта главная страница сайта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2">Осуществляется вход пользователя в систему под определенным именем</text:p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2">1. Актер запрашивает форму для авторизации пользователя</text:p>
            <text:p text:style-name="P2">2. Система предоставляет форму для авторизации пользователя</text:p>
            <text:p text:style-name="P2">3. Актер вводит логин и пароль</text:p>
            <text:p text:style-name="P2">4. Актер запрашивает доступ к системе</text:p>
            <text:p text:style-name="P2">5. Система проверяет корректность заполнения полей логина и пароля</text:p>
            <text:p text:style-name="P2">6. Система проверяет наличие в базе данных пользователя с введенным логином и паролем</text:p>
            <text:p text:style-name="P5">7. Программа подтверждает вход пользователя в систему и предоставляет ему права согласно его роли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2">5а. Логин или пароль не заполнены или заполнены не корректно:</text:p>
            <text:list xml:id="list31681611" text:style-name="L1">
              <text:list-item>
                <text:p text:style-name="P12">Система выдает предупреждение о том, что логин или пароль не заполнены или заполнены не корректно;</text:p>
              </text:list-item>
              <text:list-item>
                <text:p text:style-name="P12">Система возвращает актеру форму для введения логина и пароля;</text:p>
              </text:list-item>
              <text:list-item>
                <text:p text:style-name="P12">Актер корректно вводит логин и пароль</text:p>
              </text:list-item>
              <text:list-item>
                <text:p text:style-name="P12">См. п. 4</text:p>
              </text:list-item>
            </text:list>
            <text:p text:style-name="P2">6а. <text:s/>Отсутствие пользователя в базе данных</text:p>
            <text:list xml:id="list31660727" text:style-name="L2">
              <text:list-item>
                <text:p text:style-name="P13">Система выдает предупреждение о том, что в базе данных отсутствует пользователь с введенным логином и паролем;</text:p>
              </text:list-item>
              <text:list-item>
                <text:p text:style-name="P13">Система возвращает актеру форму для введения логина и пароля;</text:p>
              </text:list-item>
              <text:list-item>
                <text:p text:style-name="P13">Актер корректно вводит логин и пароль</text:p>
              </text:list-item>
              <text:list-item>
                <text:p text:style-name="P13">См. п. 4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Use case</text:p>
          </table:table-cell>
          <table:table-cell table:style-name="Таблица2.B1" office:value-type="string">
            <text:p text:style-name="P6"><text:span text:style-name="T2">Просмотр пользователем своего профиля</text:span> </text:p>
          </table:table-cell>
        </table:table-row>
        <table:table-row>
          <table:table-cell table:style-name="Таблица2.A2" office:value-type="string">
            <text:p text:style-name="P1">Id</text:p>
          </table:table-cell>
          <table:table-cell table:style-name="Таблица2.B2" office:value-type="string">
            <text:p text:style-name="P2">НР-2.2</text:p>
          </table:table-cell>
        </table:table-row>
        <table:table-row>
          <table:table-cell table:style-name="Таблица2.A2" office:value-type="string">
            <text:p text:style-name="P1">Description</text:p>
          </table:table-cell>
          <table:table-cell table:style-name="Таблица2.B2" office:value-type="string">
            <text:p text:style-name="P7"><text:span text:style-name="T2">Просмотр пользователем своего профиля</text:span> </text:p>
          </table:table-cell>
        </table:table-row>
        <table:table-row>
          <table:table-cell table:style-name="Таблица2.A2" office:value-type="string">
            <text:p text:style-name="P1">Level</text:p>
          </table:table-cell>
          <table:table-cell table:style-name="Таблица2.B2" office:value-type="string">
            <text:p text:style-name="P2">Пользовательская цель</text:p>
          </table:table-cell>
        </table:table-row>
        <text:soft-page-break/>
        <table:table-row>
          <table:table-cell table:style-name="Таблица2.A2" office:value-type="string">
            <text:p text:style-name="P1">Actors</text:p>
          </table:table-cell>
          <table:table-cell table:style-name="Таблица2.B2" office:value-type="string">
            <text:p text:style-name="P2">Менеджер, рекрутер, фрилансер</text:p>
          </table:table-cell>
        </table:table-row>
        <table:table-row>
          <table:table-cell table:style-name="Таблица2.A2" office:value-type="string">
            <text:p text:style-name="P1">Pre-Conditions</text:p>
          </table:table-cell>
          <table:table-cell table:style-name="Таблица2.B2" office:value-type="string">
            <text:p text:style-name="P2">Пользователь авторизирован в системе под своей учетной записью и находится в разделе настроек </text:p>
          </table:table-cell>
        </table:table-row>
        <table:table-row>
          <table:table-cell table:style-name="Таблица2.A2" office:value-type="string">
            <text:p text:style-name="P1">Post Conditions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Trigger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1">Main Success Scenario</text:p>
          </table:table-cell>
          <table:table-cell table:style-name="Таблица2.B2" office:value-type="string">
            <text:p text:style-name="P2">1. Актер запрашивает страницу для просмотра своего профиля;</text:p>
            <text:p text:style-name="P2">2. Система предоставляет страницу для просмотра профиля авторизированного пользователя;</text:p>
          </table:table-cell>
        </table:table-row>
        <table:table-row>
          <table:table-cell table:style-name="Таблица2.A2" office:value-type="string">
            <text:p text:style-name="P1">Extensions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Variations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1">Frequency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1">Assumptions</text:p>
          </table:table-cell>
          <table:table-cell table:style-name="Таблица2.B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Use case</text:p>
          </table:table-cell>
          <table:table-cell table:style-name="Таблица3.B1" office:value-type="string">
            <text:p text:style-name="P6"><text:span text:style-name="T2">Редактирование пользователем своего профиля</text:span> </text:p>
          </table:table-cell>
        </table:table-row>
        <table:table-row>
          <table:table-cell table:style-name="Таблица3.A2" office:value-type="string">
            <text:p text:style-name="P1">Id</text:p>
          </table:table-cell>
          <table:table-cell table:style-name="Таблица3.B2" office:value-type="string">
            <text:p text:style-name="P2">НР-2.3</text:p>
          </table:table-cell>
        </table:table-row>
        <table:table-row>
          <table:table-cell table:style-name="Таблица3.A2" office:value-type="string">
            <text:p text:style-name="P1">Description</text:p>
          </table:table-cell>
          <table:table-cell table:style-name="Таблица3.B2" office:value-type="string">
            <text:p text:style-name="P7"><text:span text:style-name="T2">Изменение пользователем информации о себе в своем профиле</text:span> </text:p>
          </table:table-cell>
        </table:table-row>
        <table:table-row>
          <table:table-cell table:style-name="Таблица3.A2" office:value-type="string">
            <text:p text:style-name="P1">Level</text:p>
          </table:table-cell>
          <table:table-cell table:style-name="Таблица3.B2" office:value-type="string">
            <text:p text:style-name="P2">Пользовательская цель</text:p>
          </table:table-cell>
        </table:table-row>
        <table:table-row>
          <table:table-cell table:style-name="Таблица3.A2" office:value-type="string">
            <text:p text:style-name="P1">Actors</text:p>
          </table:table-cell>
          <table:table-cell table:style-name="Таблица3.B2" office:value-type="string">
            <text:p text:style-name="P2">Менеджер, рекрутер, фрилансер</text:p>
          </table:table-cell>
        </table:table-row>
        <table:table-row>
          <table:table-cell table:style-name="Таблица3.A2" office:value-type="string">
            <text:p text:style-name="P1">Pre-Conditions</text:p>
          </table:table-cell>
          <table:table-cell table:style-name="Таблица3.B2" office:value-type="string">
            <text:p text:style-name="P2">Пользователь авторизирован в системе под своей учетной записью и находится в разделе настроек </text:p>
          </table:table-cell>
        </table:table-row>
        <table:table-row>
          <table:table-cell table:style-name="Таблица3.A2" office:value-type="string">
            <text:p text:style-name="P1">Post Conditions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Trigger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1">Main Success Scenario</text:p>
          </table:table-cell>
          <table:table-cell table:style-name="Таблица3.B2" office:value-type="string">
            <text:p text:style-name="P2">1. Актер запрашивает страницу для просмотра своего профиля;</text:p>
            <text:p text:style-name="P2">2. Система предоставляет страницу для просмотра профиля авторизированного пользователя;</text:p>
            <text:p text:style-name="P2">3. Актер запрашивает редактирование своего профиля;</text:p>
            <text:p text:style-name="P2">4. Система предоставляет форму для редактирования профиля;</text:p>
            <text:p text:style-name="P2">5. Актер производит редактирования своего профиля;</text:p>
            <text:p text:style-name="P2">6. Актер запрашивает сохранение внесенных изменений; </text:p>
            <text:p text:style-name="P2">7. Система проверяет заполнение обязательных полей;</text:p>
            <text:p text:style-name="P2">8. Система проверяет корректность заполнение всех полей после редактирования профиля;</text:p>
            <text:p text:style-name="P2">9. Система производит сохранение данных, которые были изменены в профиле пользователя;</text:p>
            <text:p text:style-name="P2">10. Система выдает сообщение об успешном сохранении данных. <text:s/></text:p>
          </table:table-cell>
        </table:table-row>
        <table:table-row>
          <table:table-cell table:style-name="Таблица3.A2" office:value-type="string">
            <text:p text:style-name="P1">Extensions</text:p>
          </table:table-cell>
          <table:table-cell table:style-name="Таблица3.B2" office:value-type="string">
            <text:p text:style-name="P2">6а. Актер отменяет сохранение изменений:</text:p>
            <text:list xml:id="list31651515" text:style-name="L3">
              <text:list-item>
                <text:p text:style-name="P14">Актер запрашивает закрытие страницы профиля пользователя без предварительного сохранения введенных данных;</text:p>
              </text:list-item>
              <text:list-item>
                <text:p text:style-name="P14">Система выдает предупреждение об утере несохраненных данных и <text:soft-page-break/>запрашивает подтверждение;</text:p>
              </text:list-item>
              <text:list-item>
                <text:p text:style-name="P14">Актер подтверждает закрытие страницы без сохранение введенных данных;</text:p>
              </text:list-item>
              <text:list-item>
                <text:p text:style-name="P14">Система закрывает страницу без сохраниния изменений в профиле пользователя;</text:p>
              </text:list-item>
            </text:list>
            <text:p text:style-name="P2">7а. Не заполнены обязательные поля:</text:p>
            <text:list xml:id="list31678169" text:style-name="L4">
              <text:list-item>
                <text:p text:style-name="P15">Система выдает предупреждение о том, что после редактирования не все обязательные поля заполнены;</text:p>
              </text:list-item>
              <text:list-item>
                <text:p text:style-name="P15">Система подсвечивает незаполненные обязательные поля;</text:p>
              </text:list-item>
              <text:list-item>
                <text:p text:style-name="P15">Система возвращает актеру страницу с профилем пользователя для ввода данных;</text:p>
              </text:list-item>
              <text:list-item>
                <text:p text:style-name="P15">Актер заполняет пустые поля;</text:p>
              </text:list-item>
              <text:list-item>
                <text:p text:style-name="P15">См. п. 6</text:p>
              </text:list-item>
            </text:list>
            <text:p text:style-name="P2">8а. Поля заполнены некорректно:</text:p>
            <text:list xml:id="list31677505" text:style-name="L5">
              <text:list-item>
                <text:p text:style-name="P16">Система выдает предупреждение о том, что поля заполнены некорректно;</text:p>
              </text:list-item>
              <text:list-item>
                <text:p text:style-name="P16">Система подсвечивает некорректно заполненные поля;</text:p>
              </text:list-item>
              <text:list-item>
                <text:p text:style-name="P16">Система возвращает актеру страницу с профилем пользователя для ввода данных;</text:p>
              </text:list-item>
              <text:list-item>
                <text:p text:style-name="P16">Актер редактирует некорректно заполненные поля;</text:p>
              </text:list-item>
              <text:list-item>
                <text:p text:style-name="P16">См. п. 6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1">Variations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1">Frequency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1">Assumptions</text:p>
          </table:table-cell>
          <table:table-cell table:style-name="Таблица3.B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">Use case</text:p>
          </table:table-cell>
          <table:table-cell table:style-name="Таблица4.B1" office:value-type="string">
            <text:p text:style-name="P9">Смена пароля пользователя </text:p>
          </table:table-cell>
        </table:table-row>
        <table:table-row>
          <table:table-cell table:style-name="Таблица4.A2" office:value-type="string">
            <text:p text:style-name="P1">Id</text:p>
          </table:table-cell>
          <table:table-cell table:style-name="Таблица4.B2" office:value-type="string">
            <text:p text:style-name="P2">НР-2.4</text:p>
          </table:table-cell>
        </table:table-row>
        <table:table-row>
          <table:table-cell table:style-name="Таблица4.A2" office:value-type="string">
            <text:p text:style-name="P1">Description</text:p>
          </table:table-cell>
          <table:table-cell table:style-name="Таблица4.B2" office:value-type="string">
            <text:p text:style-name="P10">Смена личного пароля пользователя</text:p>
          </table:table-cell>
        </table:table-row>
        <table:table-row>
          <table:table-cell table:style-name="Таблица4.A2" office:value-type="string">
            <text:p text:style-name="P1">Level</text:p>
          </table:table-cell>
          <table:table-cell table:style-name="Таблица4.B2" office:value-type="string">
            <text:p text:style-name="P2">Пользовательская цель</text:p>
          </table:table-cell>
        </table:table-row>
        <table:table-row>
          <table:table-cell table:style-name="Таблица4.A2" office:value-type="string">
            <text:p text:style-name="P1">Actors</text:p>
          </table:table-cell>
          <table:table-cell table:style-name="Таблица4.B2" office:value-type="string">
            <text:p text:style-name="P2">Менеджер, рекрутер, фрилансер</text:p>
          </table:table-cell>
        </table:table-row>
        <table:table-row>
          <table:table-cell table:style-name="Таблица4.A2" office:value-type="string">
            <text:p text:style-name="P1">Pre-Conditions</text:p>
          </table:table-cell>
          <table:table-cell table:style-name="Таблица4.B2" office:value-type="string">
            <text:p text:style-name="P2">Пользователь авторизирован в системе под своей учетной записью и находится в разделе настроек </text:p>
          </table:table-cell>
        </table:table-row>
        <table:table-row>
          <table:table-cell table:style-name="Таблица4.A2" office:value-type="string">
            <text:p text:style-name="P1">Post Conditions</text:p>
          </table:table-cell>
          <table:table-cell table:style-name="Таблица4.B2" office:value-type="string">
            <text:p text:style-name="P2">Пароль пользователя изменен</text:p>
          </table:table-cell>
        </table:table-row>
        <table:table-row>
          <table:table-cell table:style-name="Таблица4.A2" office:value-type="string">
            <text:p text:style-name="P1">Trigger</text:p>
          </table:table-cell>
          <table:table-cell table:style-name="Таблица4.B2" office:value-type="string">
            <text:p text:style-name="P4"/>
          </table:table-cell>
        </table:table-row>
        <table:table-row>
          <table:table-cell table:style-name="Таблица4.A2" office:value-type="string">
            <text:p text:style-name="P1">Main Success Scenario</text:p>
          </table:table-cell>
          <table:table-cell table:style-name="Таблица4.B2" office:value-type="string">
            <text:p text:style-name="P2">1. Актер запрашивает форму для смены пароля пользователя;</text:p>
            <text:p text:style-name="P2">2. Система предоставляет форму для смены пароля пользователя;</text:p>
            <text:p text:style-name="P2">3. Актер вводит действующий пароль;</text:p>
            <text:p text:style-name="P5">4. Актер вводит дважды новый пароль;</text:p>
            <text:p text:style-name="P5">5. Актер запрашивает сохранение изменений в базе;</text:p>
            <text:p text:style-name="P5">6. Система производит верификацию нового пароля;</text:p>
            <text:p text:style-name="P5"><text:soft-page-break/>7. Система сохраняет новый пароль пользователя в базе;</text:p>
            <text:p text:style-name="P5">8. Система выдает сообщение об успешном изменении пароля пользователя.</text:p>
          </table:table-cell>
        </table:table-row>
        <table:table-row>
          <table:table-cell table:style-name="Таблица4.A2" office:value-type="string">
            <text:p text:style-name="P1">Extensions</text:p>
          </table:table-cell>
          <table:table-cell table:style-name="Таблица4.B2" office:value-type="string">
            <text:p text:style-name="P2">6а. Новый пароль пользователя не соответствует требованиям системы</text:p>
            <text:list xml:id="list31654965" text:style-name="L6">
              <text:list-item>
                <text:p text:style-name="P17">Система выдает сообщение о том, что новый пароль не прошел верификацию и требует изменения;</text:p>
              </text:list-item>
              <text:list-item>
                <text:p text:style-name="P17">Система возвращает актеру форму для изменения пароля пользователя;</text:p>
              </text:list-item>
              <text:list-item>
                <text:p text:style-name="P17">Актер вводит дважды корректный пароль;</text:p>
              </text:list-item>
              <text:list-item>
                <text:p text:style-name="P17">См. п. 5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1">Variations</text:p>
          </table:table-cell>
          <table:table-cell table:style-name="Таблица4.B2" office:value-type="string">
            <text:p text:style-name="P4"/>
          </table:table-cell>
        </table:table-row>
        <table:table-row>
          <table:table-cell table:style-name="Таблица4.A2" office:value-type="string">
            <text:p text:style-name="P1">Frequency</text:p>
          </table:table-cell>
          <table:table-cell table:style-name="Таблица4.B2" office:value-type="string">
            <text:p text:style-name="P4"/>
          </table:table-cell>
        </table:table-row>
        <table:table-row>
          <table:table-cell table:style-name="Таблица4.A2" office:value-type="string">
            <text:p text:style-name="P1">Assumptions</text:p>
          </table:table-cell>
          <table:table-cell table:style-name="Таблица4.B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07T12:06:50.52</dc:date>
    <dc:creator>Alina Kulish</dc:creator>
    <meta:editing-duration>PT00H33M28S</meta:editing-duration>
    <meta:editing-cycles>4</meta:editing-cycles>
    <meta:generator>OpenOffice.org/3.0$Win32 OpenOffice.org_project/300m15$Build-9379</meta:generator>
    <meta:document-statistic meta:table-count="4" meta:image-count="0" meta:object-count="0" meta:page-count="4" meta:paragraph-count="138" meta:word-count="673" meta:character-count="4961"/>
    <meta:user-defined meta:name="Поле 1"/>
    <meta:user-defined meta:name="Поле 2"/>
    <meta:user-defined meta:name="Поле 3"/>
    <meta:user-defined meta:name="Поле 4"/>
  </office:meta>
</office:document-meta>
</file>